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1" svg:font-family="'Linux Libertine', Georgia, Times, serif"/>
    <style:font-face style:name="sans-serif" svg:font-family="sans-serif"/>
    <style:font-face style:name="Linux Libertine" svg:font-family="'Linux Libertine', Georgia, Times, serif" style:font-family-generic="roman"/>
    <style:font-face style:name="FreeSans1" svg:font-family="FreeSans" style:font-family-generic="swiss"/>
    <style:font-face style:name="Verdana" svg:font-family="Verdana, Arial, Helvetica, sans-serif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4d1ec4"/>
    </style:style>
    <style:style style:name="P2" style:family="paragraph" style:parent-style-name="Standard">
      <style:text-properties officeooo:paragraph-rsid="006f5c1e"/>
    </style:style>
    <style:style style:name="P3" style:family="paragraph" style:parent-style-name="List_20_Contents">
      <style:paragraph-properties fo:margin-left="0cm" fo:margin-right="0cm" style:line-height-at-least="0.582cm" fo:widows="1" fo:text-indent="0cm" style:auto-text-indent="false"/>
    </style:style>
    <style:style style:name="P4" style:family="paragraph" style:parent-style-name="Standard">
      <style:text-properties fo:color="#0000cc" style:font-name="Ubuntu" fo:font-size="12pt" fo:font-weight="normal" officeooo:rsid="000fbdd3" officeooo:paragraph-rsid="00b658a3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cc" style:font-name="Ubuntu" fo:font-size="12pt" fo:font-weight="normal" officeooo:rsid="000fbdd3" officeooo:paragraph-rsid="00c0608b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cc" style:font-name="Ubuntu" fo:font-size="12pt" fo:font-weight="normal" officeooo:rsid="000fbdd3" officeooo:paragraph-rsid="00d24c63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cc" style:font-name="Ubuntu" fo:font-size="12pt" fo:font-weight="normal" officeooo:paragraph-rsid="00b658a3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cc" style:font-name="Ubuntu" fo:font-size="12pt" fo:font-weight="normal" officeooo:rsid="00d24c63" officeooo:paragraph-rsid="00d24c63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cc" style:font-name="Ubuntu" fo:font-size="12pt" officeooo:paragraph-rsid="00e3b825" style:font-size-asian="12pt" style:font-size-complex="12pt"/>
    </style:style>
    <style:style style:name="P10" style:family="paragraph" style:parent-style-name="Standard">
      <style:text-properties fo:font-variant="normal" fo:text-transform="none" fo:color="#000000" style:font-name="Ubuntu" fo:font-size="12pt" fo:letter-spacing="normal" fo:font-style="normal" fo:font-weight="bold" officeooo:rsid="0013ef0a" officeooo:paragraph-rsid="0013ef0a" style:font-weight-asian="bold" style:font-weight-complex="bold"/>
    </style:style>
    <style:style style:name="P11" style:family="paragraph" style:parent-style-name="Standard">
      <style:text-properties fo:font-variant="normal" fo:text-transform="none" fo:color="#000000" style:font-name="Ubuntu" fo:font-size="12pt" fo:letter-spacing="normal" fo:font-style="normal" fo:font-weight="bold" officeooo:rsid="000fbdd3" officeooo:paragraph-rsid="0013ef0a" style:font-weight-asian="bold" style:font-weight-complex="bold"/>
    </style:style>
    <style:style style:name="P12" style:family="paragraph" style:parent-style-name="Standard">
      <style:text-properties fo:font-variant="normal" fo:text-transform="none" fo:color="#000000" style:font-name="Ubuntu" fo:font-size="12pt" fo:letter-spacing="normal" fo:font-style="normal" fo:font-weight="bold" officeooo:rsid="0098221c" officeooo:paragraph-rsid="009a1e97" style:font-weight-asian="bold" style:font-weight-complex="bold"/>
    </style:style>
    <style:style style:name="P13" style:family="paragraph" style:parent-style-name="Standard">
      <style:text-properties fo:font-variant="normal" fo:text-transform="none" fo:color="#000000" style:font-name="Ubuntu" fo:font-size="12pt" fo:letter-spacing="normal" fo:font-style="normal" fo:font-weight="bold" officeooo:rsid="009e8370" officeooo:paragraph-rsid="009e8370" style:font-weight-asian="bold" style:font-weight-complex="bold"/>
    </style:style>
    <style:style style:name="P14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rsid="0096ba7f" officeooo:paragraph-rsid="009a1e97" style:font-weight-asian="normal" style:font-weight-complex="normal"/>
    </style:style>
    <style:style style:name="P15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rsid="0015544e" officeooo:paragraph-rsid="009a1e97"/>
    </style:style>
    <style:style style:name="P16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rsid="0015544e" officeooo:paragraph-rsid="0013ef0a"/>
    </style:style>
    <style:style style:name="P17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rsid="0015544e" officeooo:paragraph-rsid="0015544e"/>
    </style:style>
    <style:style style:name="P18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rsid="0015544e" officeooo:paragraph-rsid="009a1e97" style:font-weight-asian="bold" style:font-weight-complex="bold"/>
    </style:style>
    <style:style style:name="P19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rsid="00168732" officeooo:paragraph-rsid="00168732"/>
    </style:style>
    <style:style style:name="P20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rsid="0019c509" officeooo:paragraph-rsid="00168732"/>
    </style:style>
    <style:style style:name="P21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rsid="001aaa14" officeooo:paragraph-rsid="00168732"/>
    </style:style>
    <style:style style:name="P22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rsid="001ced8f" officeooo:paragraph-rsid="00168732"/>
    </style:style>
    <style:style style:name="P23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rsid="001ea537" officeooo:paragraph-rsid="00168732"/>
    </style:style>
    <style:style style:name="P24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rsid="002cbec7" officeooo:paragraph-rsid="0029cff4"/>
    </style:style>
    <style:style style:name="P25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rsid="002f8653" officeooo:paragraph-rsid="002f8653"/>
    </style:style>
    <style:style style:name="P26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paragraph-rsid="008723a4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rsid="00895a8b" officeooo:paragraph-rsid="008723a4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rsid="008bb40c" officeooo:paragraph-rsid="008bb40c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paragraph-rsid="000fbdd3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Ubuntu" fo:font-size="12pt" fo:letter-spacing="normal" fo:language="en" fo:country="US" fo:font-style="normal" fo:font-weight="normal" officeooo:paragraph-rsid="004d1ec4" style:font-size-asian="12pt" style:font-size-complex="12pt"/>
    </style:style>
    <style:style style:name="P31" style:family="paragraph" style:parent-style-name="Standard">
      <style:text-properties fo:font-variant="normal" fo:text-transform="none" fo:color="#000099" style:font-name="Ubuntu" fo:font-size="12pt" fo:letter-spacing="normal" fo:font-style="normal" fo:font-weight="normal" officeooo:rsid="0015544e" officeooo:paragraph-rsid="0013ef0a"/>
    </style:style>
    <style:style style:name="P32" style:family="paragraph" style:parent-style-name="Standard">
      <style:text-properties fo:font-variant="normal" fo:text-transform="none" fo:color="#000099" style:font-name="Ubuntu" fo:font-size="12pt" fo:letter-spacing="normal" fo:font-style="normal" fo:font-weight="normal" officeooo:rsid="0015544e" officeooo:paragraph-rsid="0015544e"/>
    </style:style>
    <style:style style:name="P33" style:family="paragraph" style:parent-style-name="Standard">
      <style:text-properties fo:font-variant="normal" fo:text-transform="none" fo:color="#000099" style:font-name="Ubuntu" fo:font-size="12pt" fo:letter-spacing="normal" fo:font-style="normal" fo:font-weight="normal" officeooo:rsid="00285828" officeooo:paragraph-rsid="00168732"/>
    </style:style>
    <style:style style:name="P34" style:family="paragraph" style:parent-style-name="Standard">
      <style:text-properties fo:font-variant="normal" fo:text-transform="none" fo:color="#000099" style:font-name="Ubuntu" fo:font-size="12pt" fo:letter-spacing="normal" fo:font-style="normal" fo:font-weight="normal" officeooo:rsid="001ced8f" officeooo:paragraph-rsid="00168732"/>
    </style:style>
    <style:style style:name="P35" style:family="paragraph" style:parent-style-name="Standard">
      <style:text-properties fo:font-variant="normal" fo:text-transform="none" fo:color="#444444" style:font-name="Ubuntu" fo:font-size="12pt" fo:letter-spacing="normal" fo:font-style="normal" fo:font-weight="normal" officeooo:paragraph-rsid="0013ef0a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Ubuntu" officeooo:rsid="0015544e" officeooo:paragraph-rsid="0015544e"/>
    </style:style>
    <style:style style:name="P37" style:family="paragraph" style:parent-style-name="Standard">
      <style:text-properties style:font-name="Ubuntu" officeooo:rsid="00168732" officeooo:paragraph-rsid="00168732"/>
    </style:style>
    <style:style style:name="P38" style:family="paragraph" style:parent-style-name="Standard">
      <style:text-properties style:font-name="Ubuntu" officeooo:rsid="00168732" officeooo:paragraph-rsid="002e06b6"/>
    </style:style>
    <style:style style:name="P39" style:family="paragraph" style:parent-style-name="Standard">
      <style:text-properties style:font-name="Ubuntu" officeooo:rsid="000fbdd3" officeooo:paragraph-rsid="000fbdd3"/>
    </style:style>
    <style:style style:name="P40" style:family="paragraph" style:parent-style-name="Standard">
      <style:text-properties style:font-name="Ubuntu" officeooo:rsid="003a3669" officeooo:paragraph-rsid="003a3669"/>
    </style:style>
    <style:style style:name="P41" style:family="paragraph" style:parent-style-name="Standard">
      <style:text-properties style:font-name="Ubuntu" officeooo:rsid="003a3669" officeooo:paragraph-rsid="003e2d92"/>
    </style:style>
    <style:style style:name="P42" style:family="paragraph" style:parent-style-name="Standard">
      <style:text-properties style:font-name="Ubuntu" officeooo:rsid="003a52dd" officeooo:paragraph-rsid="0043100f"/>
    </style:style>
    <style:style style:name="P43" style:family="paragraph" style:parent-style-name="Standard">
      <style:text-properties style:font-name="Ubuntu" fo:font-weight="normal" officeooo:rsid="000fbdd3" officeooo:paragraph-rsid="0043100f" style:font-weight-asian="normal" style:font-weight-complex="normal"/>
    </style:style>
    <style:style style:name="P44" style:family="paragraph" style:parent-style-name="Standard">
      <style:text-properties style:font-name="Ubuntu" fo:font-weight="normal" officeooo:rsid="000fbdd3" officeooo:paragraph-rsid="0035df3e" style:font-weight-asian="normal" style:font-weight-complex="normal"/>
    </style:style>
    <style:style style:name="P45" style:family="paragraph" style:parent-style-name="Standard">
      <style:text-properties style:font-name="Ubuntu" officeooo:rsid="004d1ec4" officeooo:paragraph-rsid="004d1ec4"/>
    </style:style>
    <style:style style:name="P46" style:family="paragraph" style:parent-style-name="Standard">
      <style:text-properties style:font-name="Ubuntu" officeooo:rsid="004d1ec4" officeooo:paragraph-rsid="004f375f"/>
    </style:style>
    <style:style style:name="P47" style:family="paragraph" style:parent-style-name="Standard">
      <style:text-properties style:font-name="Ubuntu" officeooo:rsid="00ac9e6f" officeooo:paragraph-rsid="00ac9e6f"/>
    </style:style>
    <style:style style:name="P48" style:family="paragraph" style:parent-style-name="Standard">
      <style:text-properties style:font-name="Ubuntu" officeooo:paragraph-rsid="004d1ec4"/>
    </style:style>
    <style:style style:name="P49" style:family="paragraph" style:parent-style-name="Standard">
      <style:text-properties style:font-name="Ubuntu" fo:font-weight="bold" officeooo:rsid="0035df3e" officeooo:paragraph-rsid="0035df3e" style:font-weight-asian="bold" style:font-weight-complex="bold"/>
    </style:style>
    <style:style style:name="P50" style:family="paragraph" style:parent-style-name="Standard">
      <style:text-properties style:font-name="Ubuntu" fo:font-weight="bold" officeooo:rsid="000fbdd3" officeooo:paragraph-rsid="00b0d1ef" style:font-weight-asian="bold" style:font-weight-complex="bold"/>
    </style:style>
    <style:style style:name="P51" style:family="paragraph" style:parent-style-name="Standard">
      <style:text-properties style:font-name="Ubuntu" fo:font-weight="bold" officeooo:paragraph-rsid="00e3b825" style:font-weight-asian="bold" style:font-weight-complex="bold"/>
    </style:style>
    <style:style style:name="P52" style:family="paragraph" style:parent-style-name="Standard">
      <style:text-properties style:font-name="Ubuntu" fo:font-size="12pt" fo:font-weight="bold" officeooo:rsid="000fbdd3" officeooo:paragraph-rsid="00bcd927" style:font-size-asian="12pt" style:font-weight-asian="bold" style:font-size-complex="12pt" style:font-weight-complex="bold"/>
    </style:style>
    <style:style style:name="P53" style:family="paragraph" style:parent-style-name="Standard">
      <style:text-properties style:font-name="Ubuntu" fo:font-size="12pt" fo:font-weight="bold" officeooo:rsid="000fbdd3" officeooo:paragraph-rsid="000fbdd3" style:font-size-asian="12pt" style:font-weight-asian="bold" style:font-size-complex="12pt" style:font-weight-complex="bold"/>
    </style:style>
    <style:style style:name="P54" style:family="paragraph" style:parent-style-name="Standard">
      <style:text-properties style:font-name="Ubuntu" fo:font-size="12pt" fo:font-weight="bold" officeooo:rsid="00e25229" officeooo:paragraph-rsid="00e25229" style:font-size-asian="12pt" style:font-weight-asian="bold" style:font-size-complex="12pt" style:font-weight-complex="bold"/>
    </style:style>
    <style:style style:name="P55" style:family="paragraph" style:parent-style-name="Standard">
      <style:text-properties style:font-name="Ubuntu" fo:font-size="12pt" fo:font-weight="normal" officeooo:paragraph-rsid="00b4723d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font-name="Ubuntu" fo:font-size="12pt" fo:font-weight="normal" officeooo:paragraph-rsid="00bbc164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font-name="Ubuntu" fo:font-size="12pt" fo:font-weight="normal" officeooo:rsid="00bbc164" officeooo:paragraph-rsid="00bbc164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font-name="Ubuntu" fo:font-size="12pt" fo:font-weight="normal" officeooo:rsid="000fbdd3" officeooo:paragraph-rsid="00c0608b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font-name="Ubuntu" fo:font-size="12pt" fo:font-weight="normal" officeooo:rsid="000fbdd3" officeooo:paragraph-rsid="00c4fbce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font-name="Ubuntu" fo:font-size="12pt" fo:font-weight="normal" officeooo:rsid="000fbdd3" officeooo:paragraph-rsid="000fbdd3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="Ubuntu" fo:font-size="12pt" fo:font-weight="normal" officeooo:paragraph-rsid="000fbdd3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Ubuntu" fo:font-size="12pt" fo:font-weight="normal" officeooo:rsid="007faddf" officeooo:paragraph-rsid="000fbdd3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font-name="Ubuntu" fo:font-size="12pt" fo:font-weight="normal" officeooo:paragraph-rsid="008ba9cc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font-name="Ubuntu" fo:font-size="12pt" fo:font-weight="normal" officeooo:paragraph-rsid="008bb40c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font-name="Ubuntu" fo:font-size="12pt" fo:font-weight="normal" officeooo:paragraph-rsid="00904db6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font-name="Ubuntu" fo:font-size="12pt" fo:font-weight="normal" officeooo:rsid="0101b758" officeooo:paragraph-rsid="0101b758" style:font-size-asian="12pt" style:font-weight-asian="normal" style:font-size-complex="12pt" style:font-weight-complex="normal"/>
    </style:style>
    <style:style style:name="P67" style:family="paragraph" style:parent-style-name="Standard">
      <style:text-properties style:font-name="Ubuntu" fo:font-size="12pt" officeooo:paragraph-rsid="00e25229" style:font-size-asian="12pt" style:font-size-complex="12pt"/>
    </style:style>
    <style:style style:name="P68" style:family="paragraph" style:parent-style-name="Standard">
      <style:text-properties style:font-name="Ubuntu" fo:font-size="12pt" officeooo:paragraph-rsid="00e3b825" style:font-size-asian="12pt" style:font-size-complex="12pt"/>
    </style:style>
    <style:style style:name="P69" style:family="paragraph" style:parent-style-name="Standard">
      <style:text-properties style:font-name="Ubuntu" officeooo:paragraph-rsid="00e3b825"/>
    </style:style>
    <style:style style:name="P70" style:family="paragraph" style:parent-style-name="Standard">
      <style:text-properties style:font-name="Ubuntu" officeooo:paragraph-rsid="00f86d14"/>
    </style:style>
    <style:style style:name="P71" style:family="paragraph" style:parent-style-name="Standard">
      <style:text-properties fo:color="#800000" style:font-name="Ubuntu" fo:font-size="12pt" fo:font-weight="normal" officeooo:paragraph-rsid="000fbdd3" style:font-size-asian="12pt" style:font-weight-asian="normal" style:font-size-complex="12pt" style:font-weight-complex="normal"/>
    </style:style>
    <style:style style:name="P72" style:family="paragraph" style:parent-style-name="Standard">
      <style:text-properties fo:color="#800000" style:font-name="Ubuntu" fo:font-size="12pt" fo:font-weight="normal" officeooo:rsid="000fbdd3" officeooo:paragraph-rsid="000fbdd3" style:font-size-asian="12pt" style:font-weight-asian="normal" style:font-size-complex="12pt" style:font-weight-complex="normal"/>
    </style:style>
    <style:style style:name="P73" style:family="paragraph" style:parent-style-name="Standard">
      <style:text-properties fo:color="#660033" style:font-name="Ubuntu" fo:font-size="12pt" officeooo:paragraph-rsid="00e3b825" style:font-size-asian="12pt" style:font-size-complex="12pt"/>
    </style:style>
    <style:style style:name="P74" style:family="paragraph" style:parent-style-name="Standard">
      <style:text-properties fo:color="#7e0021" style:font-name="Ubuntu" officeooo:paragraph-rsid="00e3b825"/>
    </style:style>
    <style:style style:name="P75" style:family="paragraph" style:parent-style-name="List_20_Contents">
      <style:paragraph-properties fo:margin-left="0cm" fo:margin-right="0cm" style:line-height-at-least="0.582cm" fo:widows="1" fo:text-indent="0cm" style:auto-text-indent="false"/>
      <style:text-properties fo:font-variant="normal" fo:text-transform="none" fo:color="#252525" style:font-name="Ubuntu" fo:font-size="10.5pt" fo:letter-spacing="normal" fo:font-style="normal" fo:font-weight="normal"/>
    </style:style>
    <style:style style:name="P76" style:family="paragraph" style:parent-style-name="List_20_Contents">
      <style:paragraph-properties fo:margin-left="0cm" fo:margin-right="0cm" fo:margin-top="0cm" fo:margin-bottom="0.499cm" loext:contextual-spacing="false" style:line-height-at-least="0.582cm" fo:widows="1" fo:text-indent="0cm" style:auto-text-indent="false"/>
      <style:text-properties fo:font-variant="normal" fo:text-transform="none" fo:color="#252525" style:font-name="Ubuntu" fo:font-size="10.5pt" fo:letter-spacing="normal" fo:font-style="normal" fo:font-weight="normal"/>
    </style:style>
    <style:style style:name="T1" style:family="text">
      <style:text-properties officeooo:rsid="000fbdd3"/>
    </style:style>
    <style:style style:name="T2" style:family="text">
      <style:text-properties fo:font-variant="normal" fo:text-transform="none" fo:color="#000000" fo:font-size="12pt" fo:letter-spacing="normal" fo:font-style="normal" fo:font-weight="normal"/>
    </style:style>
    <style:style style:name="T3" style:family="text">
      <style:text-properties fo:font-variant="normal" fo:text-transform="none" fo:color="#000000" fo:font-size="12pt" fo:letter-spacing="normal" fo:font-style="normal" fo:font-weight="normal" officeooo:rsid="001864c1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0186bb7"/>
    </style:style>
    <style:style style:name="T5" style:family="text">
      <style:text-properties fo:font-variant="normal" fo:text-transform="none" fo:color="#000000" fo:font-size="12pt" fo:letter-spacing="normal" fo:font-style="normal" fo:font-weight="normal" officeooo:rsid="0019c509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01aaa14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1ced8f"/>
    </style:style>
    <style:style style:name="T8" style:family="text">
      <style:text-properties fo:font-variant="normal" fo:text-transform="none" fo:color="#000000" fo:font-size="12pt" fo:letter-spacing="normal" fo:font-style="normal" fo:font-weight="normal" officeooo:rsid="001ea537"/>
    </style:style>
    <style:style style:name="T9" style:family="text">
      <style:text-properties fo:font-variant="normal" fo:text-transform="none" fo:color="#000000" fo:font-size="12pt" fo:letter-spacing="normal" fo:font-style="normal" fo:font-weight="normal" officeooo:rsid="00214288"/>
    </style:style>
    <style:style style:name="T10" style:family="text">
      <style:text-properties fo:font-variant="normal" fo:text-transform="none" fo:color="#000000" fo:font-size="12pt" fo:letter-spacing="normal" fo:font-style="normal" fo:font-weight="normal" officeooo:rsid="00285828"/>
    </style:style>
    <style:style style:name="T11" style:family="text">
      <style:text-properties fo:font-variant="normal" fo:text-transform="none" fo:color="#000000" fo:font-size="12pt" fo:letter-spacing="normal" fo:font-style="normal" fo:font-weight="normal" officeooo:rsid="002e06b6"/>
    </style:style>
    <style:style style:name="T12" style:family="text">
      <style:text-properties fo:font-variant="normal" fo:text-transform="none" fo:color="#000000" fo:font-size="12pt" fo:letter-spacing="normal" fo:language="en" fo:country="US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fo:font-size="12pt" fo:letter-spacing="normal" fo:language="en" fo:country="US" fo:font-style="normal" fo:font-weight="normal" officeooo:rsid="0055af0f" style:font-size-asian="12pt" style:font-size-complex="12pt"/>
    </style:style>
    <style:style style:name="T14" style:family="text">
      <style:text-properties fo:font-variant="normal" fo:text-transform="none" fo:color="#000000" fo:font-size="12pt" fo:letter-spacing="normal" fo:language="en" fo:country="US" fo:font-style="normal" fo:font-weight="bold" style:font-size-asian="12pt" style:font-size-complex="12pt"/>
    </style:style>
    <style:style style:name="T15" style:family="text">
      <style:text-properties fo:font-variant="normal" fo:text-transform="none" fo:color="#000000" style:font-name="Linux Libertine1" fo:letter-spacing="normal" fo:language="en" fo:country="US" fo:font-style="normal" fo:font-weight="normal"/>
    </style:style>
    <style:style style:name="T16" style:family="text">
      <style:text-properties fo:font-variant="normal" fo:text-transform="none" fo:color="#000000" style:font-name="Linux Libertine1" fo:letter-spacing="normal" fo:language="en" fo:country="US" fo:font-style="normal" fo:font-weight="normal" officeooo:rsid="004f375f"/>
    </style:style>
    <style:style style:name="T17" style:family="text">
      <style:text-properties fo:font-variant="normal" fo:text-transform="none" fo:color="#000000" style:font-name="Linux Libertine" fo:font-size="12pt" fo:letter-spacing="normal" fo:language="en" fo:country="US" fo:font-style="normal" fo:font-weight="normal" style:font-size-asian="12pt" style:font-size-complex="12pt"/>
    </style:style>
    <style:style style:name="T18" style:family="text">
      <style:text-properties fo:font-variant="normal" fo:text-transform="none" fo:color="#000000" style:font-name="Linux Libertine" fo:font-size="12pt" fo:letter-spacing="normal" fo:language="en" fo:country="US" fo:font-style="normal" fo:font-weight="normal" officeooo:rsid="0055af0f" style:font-size-asian="12pt" style:font-size-complex="12pt"/>
    </style:style>
    <style:style style:name="T19" style:family="text">
      <style:text-properties fo:font-variant="normal" fo:text-transform="none" fo:color="#000000" style:font-name="Linux Libertine" fo:font-size="12pt" fo:letter-spacing="normal" fo:language="en" fo:country="US" fo:font-style="normal" fo:font-weight="bold" style:font-size-asian="12pt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style:font-name="Linux Libertine" fo:font-size="12pt" fo:letter-spacing="normal" fo:language="en" fo:country="US" fo:font-style="normal" style:text-underline-style="none" fo:font-weight="normal" style:text-blinking="false" style:font-size-asian="12pt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style:font-name="Linux Libertine" fo:font-size="12pt" fo:letter-spacing="normal" fo:language="en" fo:country="US" fo:font-style="normal" style:text-underline-style="none" fo:font-weight="normal" officeooo:rsid="0069ebde" style:text-blinking="false" style:font-size-asian="12pt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style:font-name="Linux Libertine" fo:font-size="12pt" fo:letter-spacing="normal" fo:language="en" fo:country="US" fo:font-style="normal" style:text-underline-style="none" fo:font-weight="normal" officeooo:rsid="006ccfe3" style:text-blinking="false" style:font-size-asian="12pt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style:font-name="Linux Libertine" fo:font-size="12pt" fo:letter-spacing="normal" fo:language="en" fo:country="US" fo:font-style="normal" style:text-underline-style="none" fo:font-weight="normal" officeooo:rsid="006de3f8" style:text-blinking="false" style:font-size-asian="12pt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style:font-name="Linux Libertine" fo:font-size="12pt" fo:letter-spacing="normal" fo:language="en" fo:country="US" fo:font-style="normal" style:text-underline-style="none" fo:font-weight="normal" officeooo:rsid="007040eb" style:text-blinking="false" style:font-size-asian="12pt" style:font-size-complex="12pt"/>
    </style:style>
    <style:style style:name="T25" style:family="text">
      <style:text-properties fo:font-variant="normal" fo:text-transform="none" fo:color="#000000" style:text-line-through-style="none" style:text-line-through-type="none" style:font-name="Linux Libertine" fo:font-size="12pt" fo:letter-spacing="normal" fo:language="en" fo:country="US" fo:font-style="normal" style:text-underline-style="none" fo:font-weight="normal" officeooo:rsid="00720fe4" style:text-blinking="false" style:font-size-asian="12pt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style:font-name="Linux Libertine" fo:font-size="12pt" fo:letter-spacing="normal" fo:language="en" fo:country="US" fo:font-style="normal" style:text-underline-style="none" fo:font-weight="normal" officeooo:rsid="0072dfb0" style:text-blinking="false" style:font-size-asian="12pt" style:font-size-complex="12pt"/>
    </style:style>
    <style:style style:name="T27" style:family="text">
      <style:text-properties fo:font-variant="normal" fo:text-transform="none" fo:color="#000000" style:text-line-through-style="none" style:text-line-through-type="none" fo:font-size="12pt" fo:letter-spacing="normal" fo:language="en" fo:country="US" fo:font-style="normal" style:text-underline-style="none" fo:font-weight="normal" style:text-blinking="false" style:font-size-asian="12pt" style:font-size-complex="12pt"/>
    </style:style>
    <style:style style:name="T28" style:family="text">
      <style:text-properties fo:font-variant="normal" fo:text-transform="none" fo:color="#000000" style:text-line-through-style="none" style:text-line-through-type="none" fo:font-size="12pt" fo:letter-spacing="normal" fo:language="en" fo:country="US" fo:font-style="normal" style:text-underline-style="none" fo:font-weight="normal" officeooo:rsid="006de3f8" style:text-blinking="false" style:font-size-asian="12pt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fo:font-size="12pt" fo:letter-spacing="normal" fo:language="en" fo:country="US" fo:font-style="normal" style:text-underline-style="none" fo:font-weight="normal" officeooo:rsid="006ccfe3" style:text-blinking="false" style:font-size-asian="12pt" style:font-size-complex="12pt"/>
    </style:style>
    <style:style style:name="T30" style:family="text">
      <style:text-properties fo:font-variant="normal" fo:text-transform="none" fo:color="#000000" style:text-line-through-style="none" style:text-line-through-type="none" fo:font-size="12pt" fo:letter-spacing="normal" fo:language="en" fo:country="US" fo:font-style="normal" style:text-underline-style="none" fo:font-weight="normal" officeooo:rsid="0069ebde" style:text-blinking="false" style:font-size-asian="12pt" style:font-size-complex="12pt"/>
    </style:style>
    <style:style style:name="T31" style:family="text">
      <style:text-properties fo:font-variant="normal" fo:text-transform="none" fo:color="#000000" style:text-line-through-style="none" style:text-line-through-type="none" fo:font-size="12pt" fo:letter-spacing="normal" fo:language="en" fo:country="US" fo:font-style="normal" style:text-underline-style="none" fo:font-weight="normal" officeooo:rsid="00720fe4" style:text-blinking="false" style:font-size-asian="12pt" style:font-size-complex="12pt"/>
    </style:style>
    <style:style style:name="T32" style:family="text">
      <style:text-properties fo:font-variant="normal" fo:text-transform="none" fo:color="#000000" style:text-line-through-style="none" style:text-line-through-type="none" fo:font-size="12pt" fo:letter-spacing="normal" fo:language="en" fo:country="US" fo:font-style="normal" style:text-underline-style="none" fo:font-weight="normal" officeooo:rsid="007040eb" style:text-blinking="false" style:font-size-asian="12pt" style:font-size-complex="12pt"/>
    </style:style>
    <style:style style:name="T33" style:family="text">
      <style:text-properties fo:font-variant="normal" fo:text-transform="none" fo:color="#000000" style:text-line-through-style="none" style:text-line-through-type="none" fo:font-size="12pt" fo:letter-spacing="normal" fo:language="en" fo:country="US" fo:font-style="normal" style:text-underline-style="none" fo:font-weight="normal" officeooo:rsid="0072dfb0" style:text-blinking="false" style:font-size-asian="12pt" style:font-size-complex="12pt"/>
    </style:style>
    <style:style style:name="T34" style:family="text">
      <style:text-properties fo:font-variant="normal" fo:text-transform="none" fo:color="#000000" style:text-line-through-style="none" style:text-line-through-type="none" style:font-name="Ubuntu" fo:font-size="12pt" fo:letter-spacing="normal" fo:language="en" fo:country="US" fo:font-style="normal" style:text-underline-style="none" fo:font-weight="normal" style:text-blinking="false" style:font-size-asian="12pt" style:font-size-complex="12pt"/>
    </style:style>
    <style:style style:name="T35" style:family="text">
      <style:text-properties fo:font-variant="normal" fo:text-transform="none" fo:color="#000000" style:text-line-through-style="none" style:text-line-through-type="none" style:font-name="Ubuntu" fo:font-size="12pt" fo:letter-spacing="normal" fo:language="en" fo:country="US" fo:font-style="normal" style:text-underline-style="none" fo:font-weight="normal" officeooo:rsid="006de3f8" style:text-blinking="false" style:font-size-asian="12pt" style:font-size-complex="12pt"/>
    </style:style>
    <style:style style:name="T36" style:family="text">
      <style:text-properties fo:font-variant="normal" fo:text-transform="none" fo:color="#000000" style:text-line-through-style="none" style:text-line-through-type="none" style:font-name="Ubuntu" fo:font-size="12pt" fo:letter-spacing="normal" fo:language="en" fo:country="US" fo:font-style="normal" style:text-underline-style="none" fo:font-weight="normal" officeooo:rsid="006ccfe3" style:text-blinking="false" style:font-size-asian="12pt" style:font-size-complex="12pt"/>
    </style:style>
    <style:style style:name="T37" style:family="text">
      <style:text-properties fo:font-variant="normal" fo:text-transform="none" fo:color="#000000" style:text-line-through-style="none" style:text-line-through-type="none" style:font-name="Ubuntu" fo:font-size="12pt" fo:letter-spacing="normal" fo:language="en" fo:country="US" fo:font-style="normal" style:text-underline-style="none" fo:font-weight="normal" officeooo:rsid="0069ebde" style:text-blinking="false" style:font-size-asian="12pt" style:font-size-complex="12pt"/>
    </style:style>
    <style:style style:name="T38" style:family="text">
      <style:text-properties fo:font-variant="normal" fo:text-transform="none" fo:color="#000000" style:text-line-through-style="none" style:text-line-through-type="none" style:font-name="Ubuntu" fo:font-size="12pt" fo:letter-spacing="normal" fo:language="en" fo:country="US" fo:font-style="normal" style:text-underline-style="none" fo:font-weight="normal" officeooo:rsid="00720fe4" style:text-blinking="false" style:font-size-asian="12pt" style:font-size-complex="12pt"/>
    </style:style>
    <style:style style:name="T39" style:family="text">
      <style:text-properties fo:font-variant="normal" fo:text-transform="none" fo:color="#000000" style:text-line-through-style="none" style:text-line-through-type="none" style:font-name="Ubuntu" fo:font-size="12pt" fo:letter-spacing="normal" fo:language="en" fo:country="US" fo:font-style="normal" style:text-underline-style="none" fo:font-weight="normal" officeooo:rsid="007040eb" style:text-blinking="false" style:font-size-asian="12pt" style:font-size-complex="12pt"/>
    </style:style>
    <style:style style:name="T40" style:family="text">
      <style:text-properties fo:font-variant="normal" fo:text-transform="none" fo:color="#000000" style:text-line-through-style="none" style:text-line-through-type="none" style:font-name="Ubuntu" fo:font-size="12pt" fo:letter-spacing="normal" fo:language="en" fo:country="US" fo:font-style="normal" style:text-underline-style="none" fo:font-weight="normal" officeooo:rsid="0072dfb0" style:text-blinking="false" style:font-size-asian="12pt" style:font-size-complex="12pt"/>
    </style:style>
    <style:style style:name="T41" style:family="text">
      <style:text-properties fo:font-variant="normal" fo:text-transform="none" fo:color="#000000" fo:letter-spacing="normal" fo:font-style="normal"/>
    </style:style>
    <style:style style:name="T42" style:family="text">
      <style:text-properties fo:font-variant="normal" fo:text-transform="none" fo:color="#000000" fo:letter-spacing="normal" fo:font-style="normal" officeooo:rsid="00895a8b"/>
    </style:style>
    <style:style style:name="T43" style:family="text">
      <style:text-properties fo:font-variant="normal" fo:text-transform="none" fo:color="#000000" fo:letter-spacing="normal" fo:font-style="normal" officeooo:rsid="008ba9cc"/>
    </style:style>
    <style:style style:name="T44" style:family="text">
      <style:text-properties fo:font-variant="normal" fo:text-transform="none" fo:color="#000000" fo:letter-spacing="normal" fo:font-style="normal" officeooo:rsid="008bb40c"/>
    </style:style>
    <style:style style:name="T45" style:family="text">
      <style:text-properties fo:font-variant="normal" fo:text-transform="none" fo:color="#000000" fo:letter-spacing="normal" fo:font-style="normal" officeooo:rsid="000fbdd3"/>
    </style:style>
    <style:style style:name="T46" style:family="text">
      <style:text-properties fo:font-variant="normal" fo:text-transform="none" fo:color="#000000" fo:letter-spacing="normal" fo:font-style="normal" officeooo:rsid="0090f7ad"/>
    </style:style>
    <style:style style:name="T47" style:family="text">
      <style:text-properties fo:font-variant="normal" fo:text-transform="none" fo:color="#000000" fo:letter-spacing="normal" fo:language="en" fo:country="US" fo:font-style="normal" fo:font-weight="normal"/>
    </style:style>
    <style:style style:name="T48" style:family="text">
      <style:text-properties fo:font-variant="normal" fo:text-transform="none" fo:color="#000000" fo:letter-spacing="normal" fo:language="en" fo:country="US" fo:font-style="normal" fo:font-weight="normal" officeooo:rsid="004f375f"/>
    </style:style>
    <style:style style:name="T49" style:family="text">
      <style:text-properties fo:font-variant="normal" fo:text-transform="none" fo:color="#000000" style:font-name="Ubuntu" fo:font-size="12pt" fo:letter-spacing="normal" fo:language="en" fo:country="US" fo:font-style="normal" fo:font-weight="normal" style:font-size-asian="12pt" style:font-size-complex="12pt"/>
    </style:style>
    <style:style style:name="T50" style:family="text">
      <style:text-properties fo:font-variant="normal" fo:text-transform="none" fo:color="#000000" style:font-name="Ubuntu" fo:font-size="12pt" fo:letter-spacing="normal" fo:language="en" fo:country="US" fo:font-style="normal" fo:font-weight="normal" officeooo:rsid="0055af0f" style:font-size-asian="12pt" style:font-size-complex="12pt"/>
    </style:style>
    <style:style style:name="T51" style:family="text">
      <style:text-properties fo:font-variant="normal" fo:text-transform="none" fo:color="#000000" style:font-name="Ubuntu" fo:font-size="12pt" fo:letter-spacing="normal" fo:language="en" fo:country="US" fo:font-style="normal" fo:font-weight="bold" style:font-size-asian="12pt" style:font-size-complex="12pt"/>
    </style:style>
    <style:style style:name="T52" style:family="text">
      <style:text-properties fo:font-variant="normal" fo:text-transform="none" fo:color="#000099" fo:font-size="12pt" fo:letter-spacing="normal" fo:font-style="normal" fo:font-weight="normal"/>
    </style:style>
    <style:style style:name="T53" style:family="text">
      <style:text-properties fo:font-variant="normal" fo:text-transform="none" fo:color="#000099" fo:font-size="12pt" fo:letter-spacing="normal" fo:font-style="normal" fo:font-weight="normal" officeooo:rsid="002229e9"/>
    </style:style>
    <style:style style:name="T54" style:family="text">
      <style:text-properties fo:font-variant="normal" fo:text-transform="none" fo:color="#000099" fo:font-size="12pt" fo:letter-spacing="normal" fo:font-style="normal" fo:font-weight="normal" officeooo:rsid="0019c509"/>
    </style:style>
    <style:style style:name="T55" style:family="text">
      <style:text-properties fo:font-variant="normal" fo:text-transform="none" fo:color="#000099" fo:font-size="12pt" fo:letter-spacing="normal" fo:font-style="normal" fo:font-weight="normal" officeooo:rsid="001ea537"/>
    </style:style>
    <style:style style:name="T56" style:family="text">
      <style:text-properties fo:font-variant="normal" fo:text-transform="none" fo:color="#000099" fo:font-size="12pt" fo:letter-spacing="normal" fo:font-style="normal" fo:font-weight="normal" officeooo:rsid="0026dc86"/>
    </style:style>
    <style:style style:name="T57" style:family="text">
      <style:text-properties fo:font-variant="normal" fo:text-transform="none" fo:color="#252525" style:font-name="sans-serif" fo:font-size="10.5pt" fo:letter-spacing="normal" fo:language="en" fo:country="US" fo:font-style="normal" fo:font-weight="normal"/>
    </style:style>
    <style:style style:name="T58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59" style:family="text">
      <style:text-properties fo:font-variant="normal" fo:text-transform="none" fo:color="#252525" fo:font-size="10.5pt" fo:letter-spacing="normal" fo:language="en" fo:country="US" fo:font-style="normal" fo:font-weight="normal"/>
    </style:style>
    <style:style style:name="T60" style:family="text">
      <style:text-properties fo:font-variant="normal" fo:text-transform="none" fo:color="#252525" fo:font-size="10.5pt" fo:letter-spacing="normal" fo:font-style="normal" fo:font-weight="normal"/>
    </style:style>
    <style:style style:name="T61" style:family="text">
      <style:text-properties fo:font-variant="normal" fo:text-transform="none" fo:color="#252525" style:font-name="Ubuntu" fo:font-size="10.5pt" fo:letter-spacing="normal" fo:language="en" fo:country="US" fo:font-style="normal" fo:font-weight="normal"/>
    </style:style>
    <style:style style:name="T62" style:family="text">
      <style:text-properties fo:font-variant="normal" fo:text-transform="none" fo:color="#252525" style:font-name="Ubuntu" fo:font-size="10.5pt" fo:letter-spacing="normal" fo:font-style="normal" fo:font-weight="normal"/>
    </style:style>
    <style:style style:name="T63" style:family="text">
      <style:text-properties fo:font-variant="normal" fo:text-transform="none" fo:color="#0b0080" style:text-line-through-style="none" style:text-line-through-type="none" style:font-name="sans-serif" fo:font-size="10.5pt" fo:letter-spacing="normal" fo:language="en" fo:country="US" fo:font-style="normal" style:text-underline-style="none" fo:font-weight="normal" style:text-blinking="false"/>
    </style:style>
    <style:style style:name="T64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65" style:family="text">
      <style:text-properties fo:font-variant="normal" fo:text-transform="none" fo:color="#0b0080" style:text-line-through-style="none" style:text-line-through-type="none" fo:font-size="10.5pt" fo:letter-spacing="normal" fo:language="en" fo:country="US" fo:font-style="normal" style:text-underline-style="none" fo:font-weight="normal" style:text-blinking="false"/>
    </style:style>
    <style:style style:name="T66" style:family="text">
      <style:text-properties fo:font-variant="normal" fo:text-transform="none" fo:color="#0b0080" style:text-line-through-style="none" style:text-line-through-type="none" fo:font-size="10.5pt" fo:letter-spacing="normal" fo:font-style="normal" style:text-underline-style="none" fo:font-weight="normal" style:text-blinking="false"/>
    </style:style>
    <style:style style:name="T67" style:family="text">
      <style:text-properties fo:font-variant="normal" fo:text-transform="none" fo:color="#0b0080" style:text-line-through-style="none" style:text-line-through-type="none" style:font-name="Ubuntu" fo:font-size="10.5pt" fo:letter-spacing="normal" fo:language="en" fo:country="US" fo:font-style="normal" style:text-underline-style="none" fo:font-weight="normal" style:text-blinking="false"/>
    </style:style>
    <style:style style:name="T68" style:family="text">
      <style:text-properties fo:font-variant="normal" fo:text-transform="none" fo:color="#0b0080" style:text-line-through-style="none" style:text-line-through-type="none" style:font-name="Ubuntu" fo:font-size="10.5pt" fo:letter-spacing="normal" fo:font-style="normal" style:text-underline-style="none" fo:font-weight="normal" style:text-blinking="false"/>
    </style:style>
    <style:style style:name="T69" style:family="text">
      <style:text-properties fo:font-variant="normal" fo:text-transform="none" fo:color="#222222" fo:letter-spacing="normal" fo:font-style="normal" officeooo:rsid="007faddf"/>
    </style:style>
    <style:style style:name="T70" style:family="text">
      <style:text-properties fo:font-weight="normal" officeooo:rsid="00e25229" style:font-weight-asian="normal" style:font-weight-complex="normal"/>
    </style:style>
    <style:style style:name="T71" style:family="text">
      <style:text-properties officeooo:rsid="003c4d67"/>
    </style:style>
    <style:style style:name="T72" style:family="text">
      <style:text-properties officeooo:rsid="003e2d92"/>
    </style:style>
    <style:style style:name="T73" style:family="text">
      <style:text-properties officeooo:rsid="00430ea7"/>
    </style:style>
    <style:style style:name="T74" style:family="text">
      <style:text-properties officeooo:rsid="0043100f"/>
    </style:style>
    <style:style style:name="T75" style:family="text">
      <style:text-properties officeooo:rsid="00459b8f"/>
    </style:style>
    <style:style style:name="T76" style:family="text">
      <style:text-properties officeooo:rsid="004840a7"/>
    </style:style>
    <style:style style:name="T77" style:family="text">
      <style:text-properties officeooo:rsid="00495ae9"/>
    </style:style>
    <style:style style:name="T78" style:family="text">
      <style:text-properties officeooo:rsid="004aa297"/>
    </style:style>
    <style:style style:name="T79" style:family="text">
      <style:text-properties officeooo:rsid="004d1ec4"/>
    </style:style>
    <style:style style:name="T80" style:family="text">
      <style:text-properties officeooo:rsid="004f375f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officeooo:rsid="004aa297" style:font-weight-asian="bold" style:font-weight-complex="bold"/>
    </style:style>
    <style:style style:name="T83" style:family="text">
      <style:text-properties officeooo:rsid="007bdeea"/>
    </style:style>
    <style:style style:name="T84" style:family="text">
      <style:text-properties officeooo:rsid="009a8c9c"/>
    </style:style>
    <style:style style:name="T85" style:family="text">
      <style:text-properties officeooo:rsid="009c0c02"/>
    </style:style>
    <style:style style:name="T86" style:family="text">
      <style:text-properties officeooo:rsid="009c3b18"/>
    </style:style>
    <style:style style:name="T87" style:family="text">
      <style:text-properties officeooo:rsid="00a368cc"/>
    </style:style>
    <style:style style:name="T88" style:family="text">
      <style:text-properties officeooo:rsid="00a42ac8"/>
    </style:style>
    <style:style style:name="T89" style:family="text">
      <style:text-properties officeooo:rsid="00a6d187"/>
    </style:style>
    <style:style style:name="T90" style:family="text">
      <style:text-properties officeooo:rsid="00a6e5f6"/>
    </style:style>
    <style:style style:name="T91" style:family="text">
      <style:text-properties officeooo:rsid="00aa1c28"/>
    </style:style>
    <style:style style:name="T92" style:family="text">
      <style:text-properties officeooo:rsid="00adf626"/>
    </style:style>
    <style:style style:name="T93" style:family="text">
      <style:text-properties officeooo:rsid="00b0b3a1"/>
    </style:style>
    <style:style style:name="T94" style:family="text">
      <style:text-properties officeooo:rsid="00c9fef6"/>
    </style:style>
    <style:style style:name="T95" style:family="text">
      <style:text-properties officeooo:rsid="007faddf"/>
    </style:style>
    <style:style style:name="T96" style:family="text">
      <style:text-properties fo:color="#800000"/>
    </style:style>
    <style:style style:name="T97" style:family="text">
      <style:text-properties fo:color="#800000" officeooo:rsid="000fbdd3"/>
    </style:style>
    <style:style style:name="T98" style:family="text">
      <style:text-properties officeooo:rsid="00e3b825"/>
    </style:style>
    <style:style style:name="T99" style:family="text">
      <style:text-properties officeooo:rsid="00e59e4d"/>
    </style:style>
    <style:style style:name="T100" style:family="text">
      <style:text-properties officeooo:rsid="00e65893"/>
    </style:style>
    <style:style style:name="T101" style:family="text">
      <style:text-properties officeooo:rsid="00e81950"/>
    </style:style>
    <style:style style:name="T102" style:family="text">
      <style:text-properties officeooo:rsid="00eb2a57"/>
    </style:style>
    <style:style style:name="T103" style:family="text">
      <style:text-properties officeooo:rsid="00ece39a"/>
    </style:style>
    <style:style style:name="T104" style:family="text">
      <style:text-properties fo:font-size="12pt" style:font-size-asian="12pt" style:font-size-complex="12pt"/>
    </style:style>
    <style:style style:name="T105" style:family="text">
      <style:text-properties fo:color="#7e0021"/>
    </style:style>
    <style:style style:name="T106" style:family="text">
      <style:text-properties fo:color="#7e0021" officeooo:rsid="00f33feb"/>
    </style:style>
    <style:style style:name="T107" style:family="text">
      <style:text-properties officeooo:rsid="00f97e88"/>
    </style:style>
    <style:style style:name="T108" style:family="text">
      <style:text-properties officeooo:rsid="00fb09b3"/>
    </style:style>
    <style:style style:name="T109" style:family="text">
      <style:text-properties officeooo:rsid="00fc370e"/>
    </style:style>
    <style:style style:name="T110" style:family="text">
      <style:text-properties officeooo:rsid="00fd1c0e"/>
    </style:style>
    <style:style style:name="T111" style:family="text">
      <style:text-properties officeooo:rsid="01063f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NL<text:span text:style-name="T93">P</text:span> Applications</text:p>
      <text:p text:style-name="P11">----------------------</text:p>
      <text:p text:style-name="P11"/>
      <text:p text:style-name="P12">Applications range from simple to complex:</text:p>
      <text:p text:style-name="P12"/>
      <text:p text:style-name="P14"><text:tab/>1. Spell checking, keyword search, finding synonyms</text:p>
      <text:p text:style-name="P15"><text:tab/><text:span text:style-name="T84">2. Extracting informations from websites </text:span></text:p>
      <text:p text:style-name="P15"><text:tab/><text:tab/>- <text:span text:style-name="T85">product price, dates, location, people, company names</text:span></text:p>
      <text:p text:style-name="P18"><text:tab/><text:span text:style-name="T86">3. Classifying, reading level of schools texts, positive/negative sentiment of longer documents.</text:span></text:p>
      <text:p text:style-name="P11"><text:tab/></text:p>
      <text:p text:style-name="P13">Some More examples:</text:p>
      <text:p text:style-name="P16"><text:tab/>1. Search Engines</text:p>
      <text:p text:style-name="P31"><text:tab/><text:tab/>eg: Google, Yahoo</text:p>
      <text:p text:style-name="P32"/>
      <text:p text:style-name="P17"><text:tab/>2. Question Answering</text:p>
      <text:p text:style-name="P36"><text:span text:style-name="T2"><text:tab/> <text:s text:c="8"/></text:span><text:span text:style-name="T52">eg: IBM Watson</text:span></text:p>
      <text:p text:style-name="P19"/>
      <text:p text:style-name="P37"><text:span text:style-name="T2"><text:tab/>3. </text:span><text:span text:style-name="T3">Natural Languag</text:span><text:span text:style-name="T4">e</text:span><text:span text:style-name="T3"> Assistant <text:s/></text:span></text:p>
      <text:p text:style-name="P37"><text:span text:style-name="T2"><text:tab/><text:tab/></text:span><text:span text:style-name="T54">eg: OK Google, Apple siri</text:span></text:p>
      <text:p text:style-name="P20"/>
      <text:p text:style-name="P37"><text:span text:style-name="T5"><text:tab/></text:span><text:span text:style-name="T6">4. Information Extraction</text:span></text:p>
      <text:p text:style-name="P38"><text:span text:style-name="T6"><text:tab/><text:tab/></text:span><text:span text:style-name="T9">eg: </text:span></text:p>
      <text:p text:style-name="P38"><text:span text:style-name="T9"><text:s text:c="20"/></text:span><text:span text:style-name="T11">1. </text:span><text:span text:style-name="T9">extracting data from mail and creating event </text:span><text:span text:style-name="T53">(Check notebook)</text:span></text:p>
      <text:p text:style-name="P37"><text:span text:style-name="T53"><text:s text:c="20"/></text:span><text:span text:style-name="T11">2. extract useful information from resume</text:span></text:p>
      <text:p text:style-name="P21"/>
      <text:p text:style-name="P37"><text:span text:style-name="T6"><text:tab/>5. </text:span><text:span text:style-name="T7">Information Extraction and sentiment analysis</text:span></text:p>
      <text:p text:style-name="P37"><text:span text:style-name="T7"><text:tab/><text:tab/></text:span><text:span text:style-name="T10">eg: Reviews </text:span></text:p>
      <text:p text:style-name="P33"><text:s text:c="25"/>Extract information of product from amazon create ratings</text:p>
      <text:p text:style-name="P34"/>
      <text:p text:style-name="P22"><text:tab/>6. Machine Translations</text:p>
      <text:p text:style-name="P37"><text:span text:style-name="T7"><text:tab/><text:tab/>-</text:span><text:span text:style-name="T8">&gt; Fully automatic </text:span></text:p>
      <text:p text:style-name="P37"><text:span text:style-name="T8"><text:s text:c="27"/></text:span><text:span text:style-name="T55">eg: google translate</text:span></text:p>
      <text:p text:style-name="P23"><text:s text:c="18"/>-&gt; Helping human translator</text:p>
      <text:p text:style-name="P37"><text:span text:style-name="T8"><text:s text:c="27"/></text:span><text:span text:style-name="T55">eg: Suggesting a </text:span><text:span text:style-name="T56">relevant </text:span><text:span text:style-name="T55">word while typing</text:span></text:p>
      <text:p text:style-name="P21"><text:tab/></text:p>
      <text:p text:style-name="P24"><text:s text:c="9"/>7. Classify Text into categories</text:p>
      <text:p text:style-name="P25"><text:tab/>8. Speech Understanding</text:p>
      <text:p text:style-name="P39"/>
      <text:p text:style-name="P39"/>
      <text:p text:style-name="P39"><text:s text:c="4"/><text:span text:style-name="T83">NLP draws on research in Linguistics, Theoritical computer science, Mathematics, Statisitics, AI, Pyscology, Databases, etc..</text:span></text:p>
      <text:p text:style-name="P39"/>
      <text:p text:style-name="P39"/>
      <text:p text:style-name="P40"><text:span text:style-name="T81">Note</text:span>:</text:p>
      <text:p text:style-name="P40"/>
      <text:p text:style-name="P40">1. Linguistics</text:p>
      <text:p text:style-name="P40"><text:tab/><text:span text:style-name="T71">Scientific study of language</text:span></text:p>
      <text:p text:style-name="P41"><text:tab/><text:span text:style-name="T72">1a. Structure</text:span></text:p>
      <text:p text:style-name="P41"><text:tab/><text:tab/>- <text:span text:style-name="T73">Phonology (Study of language sounds)</text:span></text:p>
      <text:p text:style-name="P41"><text:tab/><text:tab/>- <text:span text:style-name="T73">Morphology (Study of word formation)</text:span></text:p>
      <text:p text:style-name="P41"><text:tab/><text:tab/>- <text:span text:style-name="T73">Syntax (study of sentence <text:s/>)</text:span></text:p>
      <text:p text:style-name="P41"><text:soft-page-break/><text:s text:c="9"/><text:span text:style-name="T72">1b. Meaning</text:span></text:p>
      <text:p text:style-name="P42"><text:tab/><text:tab/>- Semantics (Study of meaning)</text:p>
      <text:p text:style-name="P42"><text:tab/><text:tab/><text:tab/>-&gt; Lexical semantics (Meaning of word)</text:p>
      <text:p text:style-name="P42"><text:tab/><text:tab/><text:tab/>-<text:span text:style-name="T74">&gt;</text:span> Pharsal semantics (Sentence meaning)</text:p>
      <text:p text:style-name="P43"><text:tab/><text:tab/>- <text:span text:style-name="T75">Pragmatics (Study of meaning in context)</text:span></text:p>
      <text:p text:style-name="P41"><text:s text:c="9"/><text:span text:style-name="T72">1c. Context</text:span> <text:s text:c="10"/><text:tab/></text:p>
      <text:p text:style-name="P40"/>
      <text:p text:style-name="P40"/>
      <text:p text:style-name="P40"/>
      <text:p text:style-name="P40"/>
      <text:p text:style-name="P40"><text:tab/><text:span text:style-name="T76">Phonology -&gt; Morphology -&gt; Syntax -&gt; Semantics -&gt; Pragmatics</text:span></text:p>
      <text:p text:style-name="P40"><text:s/><text:tab/><text:span text:style-name="T77">Explantion:</text:span></text:p>
      <text:p text:style-name="P40"><text:s text:c="15"/><text:span text:style-name="T78">Sounds of language (</text:span><text:span text:style-name="T82">Phonology</text:span><text:span text:style-name="T78">) combine to form words (</text:span><text:span text:style-name="T82">Morphology</text:span><text:span text:style-name="T78">) which combine to form sentences (</text:span><text:span text:style-name="T82">Syntax</text:span><text:span text:style-name="T78">) which contain meanings (</text:span><text:span text:style-name="T82">Semantics</text:span><text:span text:style-name="T78">) which changes in context(</text:span><text:span text:style-name="T82">Pragmatics</text:span><text:span text:style-name="T78">). </text:span></text:p>
      <text:p text:style-name="P40"/>
      <text:p text:style-name="P40"><text:s text:c="2"/><text:span text:style-name="T87">Phonetics</text:span></text:p>
      <text:p text:style-name="P40">---------------</text:p>
      <text:p text:style-name="P40"><text:tab/>-<text:span text:style-name="T88">&gt; Processing of speech</text:span></text:p>
      <text:p text:style-name="P45"><text:tab/>-<text:span text:style-name="T88">&gt; Challenges</text:span></text:p>
      <text:p text:style-name="P45"><text:tab/><text:tab/><text:span text:style-name="T89">1. Homophones: bank(finance) vs bank (river bank)</text:span></text:p>
      <text:p text:style-name="P45"><text:tab/><text:tab/><text:span text:style-name="T90">2. Near homophones: maatraa vs maatra<text:tab/></text:span></text:p>
      <text:p text:style-name="P45"><text:tab/><text:tab/><text:span text:style-name="T90">3. Word Boundary</text:span></text:p>
      <text:p text:style-name="P45"><text:tab/><text:tab/><text:tab/>- <text:span text:style-name="T91">aajaayenge(aa jaayenge (will come) or aaj aayenge(will come today))</text:span></text:p>
      <text:p text:style-name="P45"/>
      <text:p text:style-name="P47">Morphology</text:p>
      <text:p text:style-name="P47">---------------</text:p>
      <text:p text:style-name="P47"><text:tab/>- <text:span text:style-name="T92">word formation rules from root words</text:span></text:p>
      <text:p text:style-name="P47"><text:tab/>- </text:p>
      <text:p text:style-name="P45"/>
      <text:p text:style-name="P45"/>
      <text:p text:style-name="P45">2. Disambiguation</text:p>
      <text:p text:style-name="P45"><text:s text:c="9"/>Disambigution is word-sense disambigution, the process of identifying which meaning of word used in context. </text:p>
      <text:p text:style-name="P48"><text:bookmark text:name="firstHeading"/><text:span text:style-name="T79"><text:tab/>1. </text:span><text:span text:style-name="T47">Sentence boundary disambiguation</text:span></text:p>
      <text:p text:style-name="P2"><text:span text:style-name="T49"><text:tab/><text:tab/></text:span><text:span text:style-name="T50">A</text:span><text:span text:style-name="T49">lso known as </text:span><text:span text:style-name="T51">sentence breaking</text:span><text:span text:style-name="T49">, is the problem in </text:span><text:span text:style-name="T35">natural </text:span><text:span text:style-name="T36">language </text:span><text:span text:style-name="T37">processing </text:span><text:span text:style-name="T49">of deciding where </text:span><text:a xlink:type="simple" xlink:href="https://en.wikipedia.org/wiki/Sentence_(linguistics)" text:style-name="Internet_20_link" text:visited-style-name="Visited_20_Internet_20_Link"><text:span text:style-name="T34">sentence</text:span></text:a><text:span text:style-name="T38">s </text:span><text:span text:style-name="T49">begin and end. Often </text:span><text:span text:style-name="T35">natural </text:span><text:span text:style-name="T36">language </text:span><text:span text:style-name="T37">processing </text:span><text:span text:style-name="T49">tools require their input to be divided into sentences for a number of reasons.</text:span></text:p>
      <text:p text:style-name="P1"><text:span text:style-name="T49"><text:tab/><text:tab/> However sentence boundary identification is challenging because </text:span><text:a xlink:type="simple" xlink:href="https://en.wikipedia.org/wiki/Punctuation_mark" text:style-name="Internet_20_link" text:visited-style-name="Visited_20_Internet_20_Link"><text:span text:style-name="T34">punctuation </text:span></text:a><text:span text:style-name="T39">marks </text:span><text:span text:style-name="T49">are often ambiguous. For example, a </text:span><text:a xlink:type="simple" xlink:href="https://en.wikipedia.org/wiki/Full_stop" text:style-name="Internet_20_link" text:visited-style-name="Visited_20_Internet_20_Link"><text:span text:style-name="T34">perio</text:span></text:a><text:span text:style-name="T40">d</text:span><text:span text:style-name="T34"> </text:span><text:span text:style-name="T49">may denote an </text:span><text:a xlink:type="simple" xlink:href="https://en.wikipedia.org/wiki/Abbreviation" text:style-name="Internet_20_link" text:visited-style-name="Visited_20_Internet_20_Link"><text:span text:style-name="T34">abbreviation</text:span></text:a><text:span text:style-name="T49">, </text:span><text:a xlink:type="simple" xlink:href="https://en.wikipedia.org/wiki/Decimal_point" text:style-name="Internet_20_link" text:visited-style-name="Visited_20_Internet_20_Link"><text:span text:style-name="T34">decimal point</text:span></text:a><text:span text:style-name="T49">, an </text:span><text:a xlink:type="simple" xlink:href="https://en.wikipedia.org/wiki/Ellipsis" text:style-name="Internet_20_link" text:visited-style-name="Visited_20_Internet_20_Link"><text:span text:style-name="T34">ellipsis</text:span></text:a><text:span text:style-name="T49">, or an email address - not the end of a sentence.</text:span></text:p>
      <text:p text:style-name="P30"><text:bookmark text:name="Strategies"/><text:tab/>Strategies:</text:p>
      <text:p text:style-name="P1"><text:span text:style-name="T49"><text:tab/><text:tab/></text:span><text:span text:style-name="T61">The standard '</text:span><text:a xlink:type="simple" xlink:href="https://en.wikipedia.org/wiki/Vanilla_(computing)" text:style-name="Internet_20_link" text:visited-style-name="Visited_20_Internet_20_Link"><text:span text:style-name="T67">vanilla</text:span></text:a><text:span text:style-name="T61">' approach to locate the end of a sentence</text:span></text:p>
      <text:p text:style-name="P75"><text:tab/><text:tab/><text:tab/>(a) If it's a period, it ends a sentence.</text:p>
      <text:p text:style-name="P3"><text:span text:style-name="T62"><text:tab/><text:tab/><text:tab/>(b) If the preceding token is in the hand-compiled </text:span><text:a xlink:type="simple" xlink:href="https://en.wikipedia.org/wiki/List_of_abbreviations" text:style-name="Internet_20_link" text:visited-style-name="Visited_20_Internet_20_Link"><text:span text:style-name="T68">list of abbreviations</text:span></text:a><text:span text:style-name="T62">, <text:tab/><text:tab/><text:tab/> <text:s text:c="4"/>then it doesn't end a sentence.</text:span></text:p>
      <text:p text:style-name="P76"><text:tab/><text:tab/><text:tab/>(c) If the next token is capitalized, then it ends a sentence.</text:p>
      <text:p text:style-name="P46"><text:span text:style-name="T80"><text:tab/>2. Memory </text:span><text:span text:style-name="T48">disambiguation<text:tab/></text:span></text:p>
      <text:p text:style-name="P49"><text:tab/><text:tab/></text:p>
      <text:p text:style-name="P44"><text:soft-page-break/><text:tab/></text:p>
      <text:p text:style-name="P50"><text:span text:style-name="T104">Sentence Boundary Detection:</text:span></text:p>
      <text:p text:style-name="P55"><text:span text:style-name="T1"><text:tab/></text:span>In the following text fragment<text:span text:style-name="T1">,</text:span></text:p>
      <text:p text:style-name="P4"><text:tab/><text:tab/>He called Mr. White at p.m. in Washington D.C. Mr. Green responded.</text:p>
      <text:p text:style-name="P7"/>
      <text:p text:style-name="P56"><text:span text:style-name="T1"><text:tab/></text:span><text:span text:style-name="T97">How can a computer tell which of the .’s, if any denot actual sentence boundaries.</text:span></text:p>
      <text:p text:style-name="P57"><text:s/></text:p>
      <text:p text:style-name="P52">PartofSpeech Tagging :</text:p>
      <text:p text:style-name="P58"><text:tab/>- In the following two sentences:</text:p>
      <text:p text:style-name="P5"><text:tab/><text:tab/>1. Fruit flies like a banana </text:p>
      <text:p text:style-name="P5"><text:tab/><text:tab/>2. Time flies like an arrow<text:tab/></text:p>
      <text:p text:style-name="P59"><text:tab/>- The words <text:span text:style-name="T107">fl</text:span>ies and like are ambiguous. </text:p>
      <text:p text:style-name="P59"><text:tab/>- In the <text:span text:style-name="T108">fir</text:span>st sentence ‘<text:span text:style-name="T109">fl</text:span>ies’ is a noun and ‘like’ is a verb while in the second sentence ‘flie<text:span text:style-name="T110">s</text:span>’ is a verb and ‘like’ is a preposition.</text:p>
      <text:p text:style-name="P71"><text:span text:style-name="T1"><text:tab/>How </text:span>can a computer program automatically and accurately predict the partofspeech of ambiguous words like <text:span text:style-name="T94">fl</text:span>ies and like ?</text:p>
      <text:p text:style-name="P72"/>
      <text:p text:style-name="P72"/>
      <text:p text:style-name="P53">Prepositional Phrase Attachment:</text:p>
      <text:p text:style-name="P61"><text:span text:style-name="T1"><text:tab/>- </text:span>In the following two sentences<text:span text:style-name="T1">,</text:span></text:p>
      <text:p text:style-name="P6"><text:tab/><text:tab/>1. He bought the car with a credit card</text:p>
      <text:p text:style-name="P8"><text:tab/><text:tab/>2 He bought the car with a sunroof</text:p>
      <text:p text:style-name="P61"><text:span text:style-name="T1"><text:tab/>- </text:span><text:span text:style-name="T96">what does a computer program need to know in order to know that with a credit card refers to bought whereas with a sunroof refers to the car </text:span></text:p>
      <text:p text:style-name="P72"/>
      <text:p text:style-name="P60"/>
      <text:p text:style-name="P54">Parsing:</text:p>
      <text:p text:style-name="P67"><text:span text:style-name="T70"><text:tab/></text:span>A natural language parser takes a sentence as input and determines the labelled syntactic tree structure that corresponds to the interpretation of the sentence.</text:p>
      <text:p text:style-name="P68"><text:tab/>For example,</text:p>
      <text:p text:style-name="P9"><text:tab/><text:tab/> the di<text:span text:style-name="T98">ff</text:span>erent partofspeech assignments for the word <text:span text:style-name="T100">fl</text:span>ies and likes lead to dierent parse trees and di<text:span text:style-name="T99">ff</text:span>erent interpretations</text:p>
      <text:p text:style-name="P9"><text:tab/><text:tab/><text:span text:style-name="T101">[S (NP (Fruit) (Flies)) (VP (like) (NP (a) (banana)))]</text:span></text:p>
      <text:p text:style-name="P9"><text:tab/><text:tab/><text:tab/><text:tab/><text:span text:style-name="T102">or</text:span></text:p>
      <text:p text:style-name="P9"><text:tab/><text:tab/><text:span text:style-name="T103">[S (NP (Time)) (VP (flies <text:s/>(PP (like <text:s/>(NP (an) (arrow))))) )]</text:span></text:p>
      <text:p text:style-name="P68"><text:tab/>Parsing requires the resolution of all syntactic ambiguities that arise during the interpretation of a sentence and not just the noun verb ambiguities or prepositional phrase attachments discussed earlier.</text:p>
      <text:p text:style-name="P73"><text:tab/><text:span text:style-name="T105">How can a computer automatically predict al</text:span><text:span text:style-name="T106">l </text:span><text:span text:style-name="T105">the plausible tree structures and then choose among them to resolve any structural ambiguities ?</text:span></text:p>
      <text:p text:style-name="P73"/>
      <text:p text:style-name="P69"/>
      <text:p text:style-name="P51">Text Categorization:</text:p>
      <text:p text:style-name="P70"><text:tab/>Given a document and a topic the task is to decide if the docu ment should be categorized with the topic.</text:p>
      <text:p text:style-name="P70"><text:tab/> If the document contains the word money is it relevant to the topic of mergers and acquisitions ?</text:p>
      <text:p text:style-name="P74"><text:tab/>How can the computer best use the words in the documents to predict the topic ?</text:p>
      <text:p text:style-name="P69"/>
      <text:p text:style-name="P69"/>
      <text:p text:style-name="P69"/>
      <text:p text:style-name="P69"/>
      <text:p text:style-name="P66"><text:soft-page-break/>Maxent Entropy:</text:p>
      <text:p text:style-name="P66">------------------------</text:p>
      <text:p text:style-name="P66"><text:tab/></text:p>
      <text:p text:style-name="P60"/>
      <text:p text:style-name="P60"/>
      <text:p text:style-name="P60">Opennlp supports</text:p>
      <text:p text:style-name="P60">---------------------</text:p>
      <text:p text:style-name="P62"><text:tab/>1. Sentence Detection</text:p>
      <text:p text:style-name="P61"><text:span text:style-name="T95"><text:tab/><text:tab/></text:span><text:span text:style-name="T69">Sentence detector is for detecting sentence boundaries.</text:span></text:p>
      <text:p text:style-name="P61"><text:span text:style-name="T1"><text:tab/>2. T</text:span><text:span text:style-name="T41">okenization</text:span></text:p>
      <text:p text:style-name="P26"><text:tab/><text:tab/>Tokens are usually words which are separated by space, but there are exceptions. For example, "isn't" gets split into "is" and "n't, since it is a a brief format of "is not".<text:tab/><text:tab/></text:p>
      <text:p text:style-name="P27"><text:tab/>3. Name Finder</text:p>
      <text:p text:style-name="P63"><text:span text:style-name="T42"><text:tab/><text:tab/>-</text:span><text:span text:style-name="T43">&gt; F</text:span><text:span text:style-name="T42">inds names in the context. </text:span></text:p>
      <text:p text:style-name="P63"><text:span text:style-name="T42"><text:tab/><text:tab/>-</text:span><text:span text:style-name="T43">&gt; </text:span><text:span text:style-name="T42">Check out the following example to see what name finder can do. It accepts an array of strings, and find the names inside.<text:tab/><text:tab/><text:tab/></text:span></text:p>
      <text:p text:style-name="P64"><text:span text:style-name="T44"><text:tab/><text:tab/>4</text:span><text:span text:style-name="T45">. </text:span><text:span text:style-name="T44"><text:s/></text:span><text:span text:style-name="T45">C</text:span><text:span text:style-name="T44">hunking</text:span></text:p>
      <text:p text:style-name="P28"><text:tab/><text:tab/><text:tab/></text:p>
      <text:p text:style-name="P64"><text:span text:style-name="T44">5</text:span><text:span text:style-name="T45">. P</text:span><text:span text:style-name="T41">art-of-speech tagging,</text:span></text:p>
      <text:p text:style-name="P65"><text:span text:style-name="T46">6</text:span><text:span text:style-name="T45">. P</text:span><text:span text:style-name="T41">arsing </text:span></text:p>
      <text:p text:style-name="P64"><text:span text:style-name="T46">7</text:span><text:span text:style-name="T44">. </text:span><text:span text:style-name="T45">S</text:span><text:span text:style-name="T41">entence segmentation, </text:span></text:p>
      <text:p text:style-name="P61"><text:span text:style-name="T44">8</text:span><text:span text:style-name="T45">. C</text:span><text:span text:style-name="T41">oreference resolution<text:tab/></text:span></text:p>
      <text:p text:style-name="P29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1" svg:font-family="'Linux Libertine', Georgia, Times, serif"/>
    <style:font-face style:name="sans-serif" svg:font-family="sans-serif"/>
    <style:font-face style:name="Linux Libertine" svg:font-family="'Linux Libertine', Georgia, Times, serif" style:font-family-generic="roman"/>
    <style:font-face style:name="FreeSans1" svg:font-family="FreeSans" style:font-family-generic="swiss"/>
    <style:font-face style:name="Verdana" svg:font-family="Verdana, Arial, Helvetica, sans-serif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1:44:16.683552723</meta:creation-date>
    <dc:date>2016-07-30T16:20:43.486497492</dc:date>
    <meta:editing-duration>PT23H19M34S</meta:editing-duration>
    <meta:editing-cycles>224</meta:editing-cycles>
    <meta:generator>LibreOffice/5.1.4.2$Linux_X86_64 LibreOffice_project/10m0$Build-2</meta:generator>
    <meta:document-statistic meta:table-count="0" meta:image-count="0" meta:object-count="0" meta:page-count="4" meta:paragraph-count="120" meta:word-count="858" meta:character-count="5794" meta:non-whitespace-character-count="4662"/>
  </office:meta>
</office:document-meta>
</file>